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261e" officeooo:paragraph-rsid="000b261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cfca8" officeooo:paragraph-rsid="000cfca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 fo:background-color="#ffffff">
        <style:background-image/>
      </style:paragraph-properties>
      <style:text-properties fo:color="#333333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198in" fo:background-color="#ffffff">
        <style:background-image/>
      </style:paragraph-properties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cfca8" officeooo:paragraph-rsid="000cfca8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font-weight="normal" officeooo:rsid="000cfca8" officeooo:paragraph-rsid="000b261e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cfca8" officeooo:paragraph-rsid="000cfca8" fo:background-color="#ffffff" style:font-size-asian="11.3500003814697pt" style:font-weight-asian="normal" style:font-size-complex="13pt" style:font-weight-complex="normal"/>
    </style:style>
    <style:style style:name="T1" style:family="text">
      <style:text-properties officeooo:rsid="000cfca8"/>
    </style:style>
    <style:style style:name="T2" style:family="text">
      <style:text-properties fo:color="#859900"/>
    </style:style>
    <style:style style:name="T3" style:family="text">
      <style:text-properties officeooo:rsid="000f99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ya2luZCUyMiUzQSUyMmxlYWYlMjIlMkMlMjJ0ZXh0JTIyJTNBJTIyJTIwJTIwcmVwZWF0ZWQlMjBJbnRlcm1Qb2ludDJkJTIwaW50ZXJtX3BvaW50JTIwJTNEJTIwNC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N0Q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m1lc3NhZ2UlMjBOYW1lZFBhdGgyZC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tZXNzYWdlJTIwTGluZS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AlMjAlMjBzdHJpbmclMjBuYW1lJTIwJTIwJTNEJTIwMSUzQiUyMiUyQyUyMm1hcmtzJTIyJTNBJTVCJTVEJTdEJTVEJTdEJTVEJTJDJTIyZGF0YSUyMiUzQSU3QiU3RCU3RCU1RCUyQyUyMmRhdGElMjIlM0ElN0IlMjJpbmRlbnQlMjIlM0ExJTdEJTdEJTJDJTdCJTIya2luZCUyMiUzQSUyMmJsb2NrJTIyJTJDJTIydHlwZSUyMiUzQSUyMmluZGVudCUyMiUyQyUyMmlzVm9pZCUyMi<text:soft-page-break/>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AlMjAlMjBib29sJTIwcmV2ZXJzZSUyMCUzRCUyMDI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JTdE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1lc3NhZ2UlMjBQb2ludC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AlMjAlMjBzdHJpbmclMjBuYW1lJTIwJTIwJTIwJTIwJTIwJTIwJTIwJTIwJTIwJTIwJTIwJTIwJTIwJTIwJTIwJTIwJTIwJTIwJTIwJTIwJTIwJTIwJTIwJTIwJTIwJTNEJTIwMS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AlMjAlMjByZXBlYXRlZCUyMGdvb2dsZS5wcm90b2J1Zi5BbnklMjBhY3Rpb24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<text:soft-page-break/>JTIydGV4dCUyMiUyQyUyMmxlYXZlcyUyMiUzQSU1QiU3QiUyMmtpbmQlMjIlM0ElMjJsZWFmJTIyJTJDJTIydGV4dCUyMiUzQSUyMiUyMCUyMCU3RC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zdHJpbmclMjBuYW1lJTIwJTIwJTIwJTIwJTIwJTIwJTIwJTIwJTIwJTIwJTNEJTIwMS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yZXBlYXRlZCUyMExpbmUlMjBsaW5lJTIwJTIwJTIwJTNEJTIwMi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yZXBlYXRlZCUyMFBvaW50JTIwcG9pbnQlMjAlM0QlMjAz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nb29nbGUucHJvdG9idWYuQW55JTIwdGVybWluYXRlX2FjdGlvbiUyMCUzRCUyMDQlM0IlMjIlMkMlMjJtYXJrcyUyMiUzQSU1QiU1RCU3RCU1RCU3RCU1RCUyQyUyMmRhdGElMjIlM0ElN0IlN0QlN0QlNUQlMkMlMjJkYXRhJTIyJTNBJTdCJ<text:soft-page-break/>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dE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JtZXNzYWdlJTIwTmFtZWRQYXRoMmRHcm91cC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tZXNzYWdlJTIwUGF0aC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AlMjAlMjBzdHJpbmclMjBuYW1lJTIwJTNEJTIwMS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<text:soft-page-break/>kJTIyJTNBJTIybGVhZiUyMiUyQyUyMnRleHQlMjIlM0ElMjIlMjAlMjAlN0Q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c3RyaW5nJTIwbmFtZSUyMCUyMCUyMCUyMCUyMCUyMCUyMCUyMCUzRCUyMDE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c3RyaW5nJTIwdHlwZSUyMCUyMCUyMCUyMCUyMCUyMCUyMCUyMCUzRCUyMDI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cmVwZWF0ZWQlMjBQYXRoJTIwcGF0aCUyMCUzRCUyMDM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dE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1RCUyQyUyMmRhdGElMjIlM0ElN0IlMjJpbmRlbnQlMjIlM0ExJTdEJTdEJTJDJTdCJTIya2luZCUyMiUzQSUyMmJsb2NrJTIyJTJDJTIydHlwZSUyMiUzQSUyMmluZGVudCUyM<text:soft-page-break/>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JtZXNzYWdlJTIwUGF0aEdyYXBoMmQlMjAlN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cmVwZWF0ZWQlMjBOYW1lZFBvaW50MmQlMjBwb2ludCUyMCUyMCUyMCUyMCUyMCUyMCUyMCUyMCUyMCUyMCUzRCUyMDE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cmVwZWF0ZWQlMjBOYW1lZExpbmUyZCUyMGxpbmUlMjAlMjAlMjAlMjAlMjAlMjAlMjAlMjAlMjAlMjAlMjA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HJlcGVhdGVkJTIwTmFtZWRQYXRoMmQlMjBwYXRoJTIwJTIwJTIwJTIwJTIwJTIwJTIwJTIwJTIwJTIwJTIwJTIwJTNEJTIwMy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yZXBlYXRlZCUyME5hbWVkUGF0aDJkR3JvdXAlMjBwYXRoX2dyb3VwJTIwJTNEJTIwNCUzQiUyMiUyQyUyMm1hcmtzJTIyJTNBJTVCJTVEJTdEJTVEJTdEJTVEJTJDJTIyZGF0YSUyMiUzQSU3QiU3RCU3RCU1RCUyQyUyMmRhdGElMjIlM0ElN0IlMjJpbmRlbnQlMjIlM0ExJTdEJTdEJTJDJTdCJTIya2luZCUyMiUzQSUyMmJsb2NrJTIyJTJDJTIydHlwZSUyMiUzQSUyMmluZGVudCUyMiUyQyUyMmlzVm9pZCUyMiUzQWZhbHNlJTJDJTIybm9k<text:soft-page-break/>ZXMlMjIlM0ElNUIlN0IlMjJraW5kJTIyJTNBJTIyYmxvY2slMjIlMkMlMjJ0eXBlJTIyJTNBJTIydW5zdHlsZWQlMjIlMkMlMjJpc1ZvaWQlMjIlM0FmYWxzZSUyQyUyMm5vZGVzJTIyJTNBJTVCJTdCJTIya2luZCUyMiUzQSUyMnRleHQlMjIlMkMlMjJsZWF2ZXMlMjIlM0ElNUIlN0IlMjJraW5kJTIyJTNBJTIybGVhZiUyMiUyQyUyMnRleHQlMjIlM0ElMjIlN0Q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m1lc3NhZ2UlMjBSZXBlYXRlZEFueSUyMCU3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AlMjByZXBlYXRlZCUyMGdvb2dsZS5wcm90b2J1Zi5BbnklMjBkYXRhJTIwJTNEJTIwMSUzQ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N0QlMjIlMkMlMjJtYXJrcyUyMiUzQSU1QiU1RCU3RCU1RCU3RCU1RCUyQyUyMmRhdGElMjIlM0ElN0IlN0QlN0QlNUQlMkMlMjJkYXRhJTIyJTNBJTdCJTIyaW5kZW50JTIyJTNBMSU3RCU3RCUyQy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yQyU3QiUyMmtpbmQlMjIlM0ElMjJibG9jayUyMiUyQyUyMnR5cGUlMjIlM0ElMjJ1bnN0eWxlZCUyMiUyQyUyMmlzVm9pZCUyMiUzQWZhbHNlJTJDJTIybm9kZXMlMjIlM0ElNUIlN0IlMjJraW5kJTIyJ<text:soft-page-break/>TNBJTIydGV4dCUyMiUyQyUyMmxlYXZlcyUyMiUzQSU1QiU3QiUyMmtpbmQlMjIlM0ElMjJsZWFmJTIyJTJDJTIydGV4dCUyMiUzQSUyMnBhY2thZ2UlMjBncy50cmFuc2Zvcm0ucHJvdG8lM0IlMjIlMkMlMjJtYXJrcyUyMiUzQSU1QiU3QiUyMmtpbmQlMjIlM0ElMjJtYXJrJTIyJTJDJTIydHlwZSUyMiUzQSUyMmJvbGQlMjIlMkMlMjJkYXRhJTIyJTNBJTdCJTdEJTdEJTVEJTdEJTVEJTdEJTVEJTJDJTIyZGF0YSUyMiUzQSU3QiU3RCU3RCUyQy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bWVzc2FnZSUyMFZlY3RvcjJkJTIwJTd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glMjAlM0QlMjAx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k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3RC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<text:soft-page-break/>QyUyMm5vZGVzJTIyJTNBJTVCJTdCJTIya2luZCUyMiUzQSUyMnRleHQlMjIlMkMlMjJsZWF2ZXMlMjIlM0ElNUIlN0IlMjJraW5kJTIyJTNBJTIybGVhZiUyMiUyQyUyMnRleHQlMjIlM0ElMj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bWVzc2FnZSUyMFZlY3RvcjNkJTIwJTd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glMjAlM0QlMjAx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k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olMjAlM0QlMjAz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3RCUyMiUyQyUyMm1hcmtzJTIyJTNBJTVCJTVEJTdEJTVEJTdEJTVEJTJDJTIyZGF0YSUyMiUzQSU3QiU3RCU3RCU1RCUyQyUyMmRhdGElMjIlM0ElN0IlMjJpbmRlbnQlMjIlM0ExJTdEJTdEJTJDJTdCJTIya2luZCUyMiUzQSUyMmJsb2NrJTIyJTJDJTIydHlwZSUyMi<text:soft-page-break/>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bWVzc2FnZSUyMFF1YXRlcm5pb25kJTIwJTd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glMjAlM0QlMjAx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k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dWJsZSUyMHolMjAlM0QlMjAz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CUyMGRv<text:soft-page-break/>dWJsZSUyMHclMjAlM0QlMjA0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3RC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bWVzc2FnZSUyMFJpZ2lkVHJhbnNmb3JtMmQlMjAlN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VmVjdG9yMmQlMjB0cmFuc2xhdGlvbiUyMCUzRCUyMDE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ZG91YmxlJTIwcm90YXRpb24lMjAlMjAlMjAlMjAlMjAlMjAlM0QlMjAyJTNCJTIyJTJDJTIybWFya3MlMjIlM0ElNUIlNUQlN0QlNUQlN0QlNUQlMkMlMjJkYXRhJTIyJTNBJTdCJTdEJTdEJTVEJTJDJTIyZGF0YSUyMiUzQSU3QiUyMmluZGVudCUyMiUzQTElN0QlN0QlMkMlN0IlMjJraW5kJTIyJTNBJTIyYmxvY2slMjIlMkMlMjJ0eXBlJTIyJTNBJTIyaW5kZW50JTIyJTJDJTIyaXNWb2lkJTIyJTNBZmFsc2UlMkMlMjJub2RlcyUyMiUzQSU1QiU3QiUyMmtpbmQlMjIlM0ElMjJibG9j<text:soft-page-break/>ayUyMiUyQyUyMnR5cGUlMjIlM0ElMjJ1bnN0eWxlZCUyMiUyQyUyMmlzVm9pZCUyMiUzQWZhbHNlJTJDJTIybm9kZXMlMjIlM0ElNUIlN0IlMjJraW5kJTIyJTNBJTIydGV4dCUyMiUyQyUyMmxlYXZlcyUyMiUzQSU1QiU3QiUyMmtpbmQlMjIlM0ElMjJsZWFmJTIyJTJDJTIydGV4dCUyMiUzQSUyMiU3RC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bWVzc2FnZSUyMFJpZ2lkVHJhbnNmb3JtM2QlMjAlN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VmVjdG9yM2QlMjB0cmFuc2xhdGlvbiUyMCUzRCUyMDE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wJTIwUXVhdGVybmlvbmQlMjByb3RhdGlvbiUyMCUzRCUyMDIlM0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dEJTIyJTJDJTIybWFya3MlMjIlM0ElNUIlNUQlN0QlNUQlN0QlNUQlMkMlMjJkYXRhJTIyJTNBJTdCJTdEJTdEJTVEJTJDJTIyZGF0YSUyMiUzQSU3Qi<text:soft-page-break/>UyMmluZGVudCUyMiUzQTElN0QlN0QlMkMlN0IlMjJraW5kJTIyJTNBJTIyYmxvY2slMjIlMkMlMjJ0eXBlJTIyJTNBJTIyaW5kZW50JTIyJTJDJTIyaXNWb2lkJTIyJTNBZmFsc2UlMkMlMjJub2RlcyUyMiUzQSU1QiU3QiUyMmtpbmQlMjIlM0ElMjJibG9jayUyMiUyQyUyMnR5cGUlMjIlM0ElMjJ1bnN0eWxlZCUyMiUyQyUyMmlzVm9pZCUyMiUzQWZhbHNlJTJDJTIybm9kZXMlMjIlM0ElNUIlN0IlMjJraW5kJTIyJTNBJTIydGV4dCUyMiUyQyUyMmxlYXZlcyUyMiUzQSU1QiU3QiUyMmtpbmQlMjIlM0ElMjJsZWFmJTIyJTJDJTIydGV4dCUyMiUzQSUyMiUyMiUyQyUyMm1hcmtzJTIyJTNBJTVCJTVEJTdEJTVEJTdEJTVEJTJDJTIyZGF0YSUyMiUzQSU3QiU3RCU3RCU1RCUyQyUyMmRhdGElMjIlM0ElN0IlMjJpbmRlbnQlMjIlM0ExJTdEJTdEJTJDJTdCJTIya2luZCUyMiUzQSUyMmJsb2NrJTIyJTJDJTIydHlwZSUyMiUzQSUyMmluZGVudCUyMiUyQyUyMmlzVm9pZCUyMiUzQWZhbHNlJTJDJTIybm9kZXMlMjIlM0ElNUIlN0IlMjJraW5kJTIyJTNBJTIyYmxvY2slMjIlMkMlMjJ0eXBlJTIyJTNBJTIydW5zdHlsZWQlMjIlMkMlMjJpc1ZvaWQlMjIlM0FmYWxzZSUyQyUyMm5vZGVzJTIyJTNBJTVCJTdCJTIya2luZCUyMiUzQSUyMnRleHQlMjIlMkMlMjJsZWF2ZXMlMjIlM0ElNUIlN0IlMjJraW5kJTIyJTNBJTIybGVhZiUyMiUyQyUyMnRleHQlMjIlM0ElMjIlMjIlMkMlMjJtYXJrcyUyMiUzQSU1QiU1RCU3RCU1RCU3RCU1RCUyQyUyMmRhdGElMjIlM0ElN0IlN0QlN0QlNUQlMkMlMjJkYXRhJTIyJTNBJTdCJTIyaW5kZW50JTIyJTNBMSU3RCU3RCUyQyU3QiUyMmtpbmQlMjIlM0ElMjJibG9jayUyMiUyQyUyMnR5cGUlMjIlM0ElMjJpbmRlbnQlMjIlMkMlMjJpc1ZvaWQlMjIlM0FmYWxzZSUyQyUyMm5vZGVzJTIyJTNBJTVCJTdCJTIya2luZCUyMiUzQSUyMmJsb2NrJTIyJTJDJTIydHlwZSUyMiUzQSUyMnVuc3R5bGVkJTIyJTJDJTIyaXNWb2lkJTIyJTNBZmFsc2UlMkMlMjJub2RlcyUyMiUzQSU1QiU3QiUyMmtpbmQlMjIlM0ElMjJ0ZXh0JTIyJTJDJTIybGVhdmVzJTIyJTNBJTVCJTdCJTIya2luZCUyMiUzQSUyMmxlYWYlMjIlMkMlMjJ0ZXh0JTIyJTNBJTIyJTIyJTJDJTIybWFya3MlMjIlM0ElNUIlNUQlN0QlNUQlN0QlNUQlMkMlMjJkYXRhJTIyJTNBJTdCJTdEJTdEJTVEJTJDJTIyZGF0YSUyMiUzQSU3QiUyMmluZGVudCUyMiUzQTElN0QlN0QlMkMlN0IlMjJraW5kJTIyJTNBJTIyYmxvY2slMjIlMkMlMjJ0eXBlJTIyJTNBJTIydW5zdHlsZWQlMjIlMkMlMjJpc1ZvaWQlMjIlM0FmYWxzZSUyQyUyMm5vZGVzJTIyJTNBJTVCJTdCJTIya2luZCUyMiUzQSUyMnRleHQlMjIlMkMlMjJsZWF2ZXMlMjIlM0ElNUIlN0IlMjJraW5kJTIyJTNBJTIybGVhZiUyMiUyQyUyMnRleHQlMjIlM0ElMjIlMjIlMkMlMjJtYXJrcyUyMiUzQSU1QiU1RCU3RCU1RCU3RCU1RCUyQyUyMmRhdGElMjIlM0ElN0IlN0QlN0QlNUQlN0Q="&gt;</text:p>
      <text:p text:style-name="Standard"><text:span text:style-name="Strong_20_Emphasis">高仙常规地图格式解析</text:span></text:p>
      <text:p text:style-name="Standard"><text:span text:style-name="Strong_20_Emphasis">地图目录下path文件夹中，paths.json为路径信息汇总。基本结构格式如下：</text:span></text:p>
      <text:p text:style-name="Standard">{ </text:p>
      <text:p text:style-name="Standard">"createdAt": "2017-10-08 21:13:11", </text:p>
      <text:p text:style-name="Standard">"fileName": "7a24aecf-c2b4-40c3-8026-36f75c04f7e6.csv", </text:p>
      <text:p text:style-name="Standard">"id": 0, </text:p>
      <text:p text:style-name="Standard">"length": 301.55999999986949, </text:p>
      <text:p text:style-name="Standard">"mapId": "64640ec2-cf9d-4237-ab4c-b21cabed2fa4", </text:p>
      <text:p text:style-name="Standard">"mapName": "MELBOXHILLLVL2", </text:p>
      <text:p text:style-name="Standard">"name": "main_path", </text:p>
      <text:p text:style-name="Standard">"pointCount": 30157, </text:p>
      <text:p text:style-name="Standard">"type": 0 </text:p>
      <text:p text:style-name="Standard">}, </text:p>
      <text:p text:style-name="Standard">{ </text:p>
      <text:p text:style-name="Standard">"createdAt": "2017-10-08 21:43:56", </text:p>
      <text:p text:style-name="Standard">"fileName": "2f7cd12b-ee43-42a5-b97b-b39beb12dadd.csv", </text:p>
      <text:p text:style-name="Standard">"id": 0, </text:p>
      <text:p text:style-name="Standard">"length": 184.83706482195399, </text:p>
      <text:p text:style-name="Standard">"mapId": "64640ec2-cf9d-4237-ab4c-b21cabed2fa4", </text:p>
      <text:p text:style-name="Standard">"mapName": "MELBOXHILLLVL2", </text:p>
      <text:p text:style-name="Standard"><text:soft-page-break/>"name": "ACFRUITLIFE", </text:p>
      <text:p text:style-name="Standard">"pointCount": 3929, </text:p>
      <text:p text:style-name="Standard">"type": 1 </text:p>
      <text:p text:style-name="Standard">}, </text:p>
      <text:p text:style-name="Standard">{ </text:p>
      <text:p text:style-name="Standard">"createdAt": "2017-10-08 21:54:31", </text:p>
      <text:p text:style-name="Standard">"fileName": "f586687a-e64e-4203-a8e2-ced3573ce301.csv", </text:p>
      <text:p text:style-name="Standard">"id": 0, </text:p>
      <text:p text:style-name="Standard">"length": 383.44050781731079, </text:p>
      <text:p text:style-name="Standard">"mapId": "64640ec2-cf9d-4237-ab4c-b21cabed2fa4", </text:p>
      <text:p text:style-name="Standard">"mapName": "MELBOXHILLLVL2", </text:p>
      <text:p text:style-name="Standard">"name": "UBT_TRACK", </text:p>
      <text:p text:style-name="Standard">"pointCount": 7748, </text:p>
      <text:p text:style-name="Standard">"type": 1 </text:p>
      <text:p text:style-name="Standard">}, </text:p>
      <text:p text:style-name="Standard"><text:span text:style-name="Strong_20_Emphasis">其中name为对应路径的名称，fileName为对应path路径下的csv文件名。</text:span></text:p>
      <text:p text:style-name="Standard"><text:span text:style-name="Strong_20_Emphasis">csv文件解析后，得到一个类pathgraph。</text:span></text:p>
      <text:p text:style-name="Standard">std::map&lt;std::string,NamedPathPoint&gt; points</text:p>
      <text:p text:style-name="Standard">std::map&lt;std::string,Line&gt; lines</text:p>
      <text:p text:style-name="Standard">std::map&lt;std::string,NamedPath&gt; paths</text:p>
      <text:p text:style-name="Standard">std::map&lt;std::string,PathGroup&gt; path_groups</text:p>
      <text:p text:style-name="Standard"><text:span text:style-name="Strong_20_Emphasis">point数据格式为</text:span></text:p>
      <text:p text:style-name="Standard">point.name= p.name();</text:p>
      <text:p text:style-name="Standard">point.position.x= p.pose().translation().x();</text:p>
      <text:p text:style-name="Standard">point.position.y= p.pose().translation().y();</text:p>
      <text:p text:style-name="Standard">point.position.z= 0.0;</text:p>
      <text:p text:style-name="Standard">point.orientation= tf::createQuaternionMsgFromRollPitchYaw(0.0, 0.0,p.pose().rotation());</text:p>
      <text:p text:style-name="Standard"><text:span text:style-name="Strong_20_Emphasis">line由两个.begin.end两个点构成</text:span></text:p>
      <text:p text:style-name="Standard"><text:span text:style-name="Strong_20_Emphasis">path则是由多段line构成</text:span></text:p>
      <text:p text:style-name="Standard"><text:span text:style-name="Strong_20_Emphasis">path_graph.proto</text:span></text:p>
      <text:p text:style-name="Standard">message NamedPoint2d {</text:p>
      <text:p text:style-name="Standard">string name = 1;</text:p>
      <text:p text:style-name="Standard">gs.transform.proto.RigidTransform2d pose = 2;</text:p>
      <text:p text:style-name="Standard">}</text:p>
      <text:p text:style-name="Standard">message NamedLine2d {</text:p>
      <text:p text:style-name="Standard">message IntermPoint2d {</text:p>
      <text:p text:style-name="Standard">gs.transform.proto.RigidTransform2d pose = 1;</text:p>
      <text:p text:style-name="Standard">double radius = 2;</text:p>
      <text:p text:style-name="Standard">double steering_angle = 3;</text:p>
      <text:p text:style-name="Standard">double reverse = 4;</text:p>
      <text:p text:style-name="Standard">}</text:p>
      <text:p text:style-name="Standard">string name = 1;</text:p>
      <text:p text:style-name="Standard">string begin = 2;</text:p>
      <text:p text:style-name="Standard">string end = 3;</text:p>
      <text:p text:style-name="Standard">repeated IntermPoint2d interm_point = 4;</text:p>
      <text:p text:style-name="Standard">}</text:p>
      <text:p text:style-name="Standard">message NamedPath2d {</text:p>
      <text:p text:style-name="Standard">message Line {</text:p>
      <text:p text:style-name="Standard">string name = 1;</text:p>
      <text:p text:style-name="Standard">bool reverse = 2;</text:p>
      <text:p text:style-name="Standard">}</text:p>
      <text:p text:style-name="Standard">message Point {</text:p>
      <text:p text:style-name="Standard"><text:soft-page-break/>string name = 1;</text:p>
      <text:p text:style-name="Standard">repeated google.protobuf.Any action = 2;</text:p>
      <text:p text:style-name="Standard">}</text:p>
      <text:p text:style-name="Standard">string name = 1;</text:p>
      <text:p text:style-name="Standard">repeated Line line = 2;</text:p>
      <text:p text:style-name="Standard">repeated Point point = 3;</text:p>
      <text:p text:style-name="Standard">google.protobuf.Any terminate_action = 4;</text:p>
      <text:p text:style-name="Standard">}</text:p>
      <text:p text:style-name="Standard">message NamedPath2dGroup {</text:p>
      <text:p text:style-name="Standard">message Path {</text:p>
      <text:p text:style-name="Standard">string name = 1;</text:p>
      <text:p text:style-name="Standard">}</text:p>
      <text:p text:style-name="Standard">string name = 1;</text:p>
      <text:p text:style-name="Standard">string type = 2;</text:p>
      <text:p text:style-name="Standard">repeated Path path = 3;</text:p>
      <text:p text:style-name="Standard">}</text:p>
      <text:p text:style-name="Standard">message PathGraph2d {</text:p>
      <text:p text:style-name="Standard">repeated NamedPoint2d point = 1;</text:p>
      <text:p text:style-name="Standard">repeated NamedLine2d line = 2;</text:p>
      <text:p text:style-name="Standard">repeated NamedPath2d path = 3;</text:p>
      <text:p text:style-name="Standard">repeated NamedPath2dGroup path_group = 4;</text:p>
      <text:p text:style-name="Standard">}</text:p>
      <text:p text:style-name="Standard">message RepeatedAny {</text:p>
      <text:p text:style-name="Standard">repeated google.protobuf.Any data = 1;</text:p>
      <text:p text:style-name="Standard">}</text:p>
      <text:p text:style-name="Standard"><text:span text:style-name="Strong_20_Emphasis">package gs.transform.proto;</text:span></text:p>
      <text:p text:style-name="Standard">message Vector2d {</text:p>
      <text:p text:style-name="Standard">double x = 1;</text:p>
      <text:p text:style-name="Standard">double y = 2;</text:p>
      <text:p text:style-name="Standard">}</text:p>
      <text:p text:style-name="Standard">message Vector3d {</text:p>
      <text:p text:style-name="Standard">double x = 1;</text:p>
      <text:p text:style-name="Standard">double y = 2;</text:p>
      <text:p text:style-name="Standard">double z = 3;</text:p>
      <text:p text:style-name="Standard">}</text:p>
      <text:p text:style-name="Standard">message Quaterniond {</text:p>
      <text:p text:style-name="Standard">double x = 1;</text:p>
      <text:p text:style-name="Standard">double y = 2;</text:p>
      <text:p text:style-name="Standard">double z = 3;</text:p>
      <text:p text:style-name="Standard">double w = 4;</text:p>
      <text:p text:style-name="Standard">}</text:p>
      <text:p text:style-name="Standard">message RigidTransform2d {</text:p>
      <text:p text:style-name="Standard">Vector2d translation = 1;</text:p>
      <text:p text:style-name="Standard">double rotation = 2;</text:p>
      <text:p text:style-name="Standard">}</text:p>
      <text:p text:style-name="Standard">message RigidTransform3d {</text:p>
      <text:p text:style-name="Standard">Vector3d translation = 1;</text:p>
      <text:p text:style-name="Standard">Quaterniond rotation = 2;</text:p>
      <text:p text:style-name="Standard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41:13.300469007</meta:creation-date>
    <meta:generator>LibreOffice/4.2.8.2$Linux_X86_64 LibreOffice_project/420m0$Build-2</meta:generator>
    <dc:date>2018-10-26T14:42:16.444009539</dc:date>
    <meta:editing-duration>PT40M48S</meta:editing-duration>
    <meta:editing-cycles>7</meta:editing-cycles>
    <meta:document-statistic meta:table-count="0" meta:image-count="0" meta:object-count="0" meta:page-count="15" meta:paragraph-count="122" meta:word-count="420" meta:character-count="42575" meta:non-whitespace-character-count="42341"/>
  </office:meta>
</office:document-meta>
</file>